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H1 – Week 2 </text:p>
      <text:p text:style-name="Standard"/>
      <text:p text:style-name="Standard">divison between groups is artificial </text:p>
      <text:p text:style-name="Standard"/>
      <text:p text:style-name="Standard"><text:tab/>connections between writing and code are close </text:p>
      <text:p text:style-name="Standard"><text:tab/><text:tab/>Latin – <text:span text:style-name="T1">Codex</text:span></text:p>
      <text:p text:style-name="P1"/>
      <text:p text:style-name="P1">Parcing - </text:p>
      <text:p text:style-name="P1"><text:tab/>semantic scope – the range in which something has meaning </text:p>
      <text:p text:style-name="P1"><text:tab/>Aristotle hammered out sylogisms </text:p>
      <text:p text:style-name="P1"><text:tab/><text:tab/>Linguists agree that math is a language </text:p>
      <text:p text:style-name="P1"/>
      <text:p text:style-name="P1">computor languages are universal </text:p>
      <text:p text:style-name="P1"><text:tab/>but codeing based in english </text:p>
      <text:p text:style-name="P1"/>
      <text:p text:style-name="P1">most global languages are related in some way </text:p>
      <text:p text:style-name="P1"><text:tab/>in 1700s William Jones </text:p>
      <text:p text:style-name="P1"><text:tab/><text:tab/>Viceroy of India <text:s/>- he picked up sandskrit and he saw similarities in it and Latin </text:p>
      <text:p text:style-name="P1">as they spread, they integrated </text:p>
      <text:p text:style-name="P1"/>
      <text:p text:style-name="P1">every computor system today has originated from a single program </text:p>
      <text:p text:style-name="P1"><text:tab/>Eneac </text:p>
      <text:p text:style-name="P1"/>
      <text:p text:style-name="P1">Programming Languages live and die by people speaking them (or not speaking them)</text:p>
      <text:p text:style-name="P1"/>
      <text:p text:style-name="P1">Cobol and Fortran</text:p>
      <text:p text:style-name="P1"><text:tab/>early famous programming languages </text:p>
      <text:p text:style-name="P1"><text:tab/>C – is the most important language written </text:p>
      <text:p text:style-name="P1"><text:tab/><text:tab/>Object-oriented programming </text:p>
      <text:p text:style-name="P1"><text:tab/><text:tab/>Class Car</text:p>
      <text:p text:style-name="P1"><text:tab/><text:tab/><text:tab/>Car includes Gas = 40</text:p>
      <text:p text:style-name="P1"><text:tab/><text:tab/><text:tab/><text:tab/> <text:s text:c="8"/>Gas_max = 40 </text:p>
      <text:p text:style-name="P1"><text:tab/><text:tab/><text:tab/><text:tab/><text:tab/>MPG = 30</text:p>
      <text:p text:style-name="P1"><text:tab/><text:tab/><text:tab/>Def Drive(m)</text:p>
      <text:p text:style-name="P1"><text:tab/><text:tab/><text:tab/><text:tab/>this can calculate the amount of gas used </text:p>
      <text:p text:style-name="P1"><text:tab/><text:tab/>C ++ </text:p>
      <text:p text:style-name="P1"><text:tab/><text:tab/><text:tab/>you can abeviate the code in this program </text:p>
      <text:p text:style-name="P1"><text:tab/><text:tab/><text:tab/></text:p>
      <text:p text:style-name="P1">Other languages </text:p>
      <text:p text:style-name="P1"><text:tab/>Python </text:p>
      <text:p text:style-name="P1"><text:tab/><text:tab/>all about monty python </text:p>
      <text:p text:style-name="P1"/>
      <text:p text:style-name="P1">no direct line between ancient computation and our work today </text:p>
      <text:p text:style-name="P1"><text:tab/>people were called computors </text:p>
      <text:p text:style-name="P1"><text:tab/><text:tab/>people calculating the currency in ancient world </text:p>
      <text:p text:style-name="P1"><text:tab/>the Antikythera Mechanism is a machine built for one purpose </text:p>
      <text:p text:style-name="P1"/>
      <text:p text:style-name="P1">Charles Babbage </text:p>
      <text:p text:style-name="P1"><text:tab/>englishman in late 1800's </text:p>
      <text:p text:style-name="P1"><text:soft-page-break/><text:tab/>invented first modern computor </text:p>
      <text:p text:style-name="P1"><text:tab/><text:tab/>he did not live to see it </text:p>
      <text:p text:style-name="P1"><text:tab/>the parts were not available </text:p>
      <text:p text:style-name="P1"><text:tab/><text:tab/>years after his death, his ideas actually work </text:p>
      <text:p text:style-name="P1"/>
      <text:p text:style-name="P1">It's a theoretical in used </text:p>
      <text:p text:style-name="P1"><text:tab/>they tried to machanize mechanical labor</text:p>
      <text:p text:style-name="P1"><text:tab/><text:tab/>they whated to build something that lessened their work load </text:p>
      <text:p text:style-name="P1"/>
      <text:p text:style-name="P1">Ada Lovelace </text:p>
      <text:p text:style-name="P1"><text:tab/>she was the first programmer </text:p>
      <text:p text:style-name="P1"><text:tab/><text:tab/>she wrote the first program for a computor that did not exist </text:p>
      <text:p text:style-name="P1"><text:tab/><text:tab/>when the machine ran</text:p>
      <text:p text:style-name="P1"><text:tab/><text:tab/><text:tab/>the code worked no problem </text:p>
      <text:p text:style-name="P1"><text:tab/>she is the daughter of Lord Byron </text:p>
      <text:p text:style-name="P1"><text:tab/><text:tab/>she was taught math from a young age </text:p>
      <text:p text:style-name="P1"><text:tab/><text:tab/></text:p>
      <text:p text:style-name="P1">The Analytical Engine </text:p>
      <text:p text:style-name="P1"><text:tab/></text:p>
      <text:p text:style-name="P1">Companies begin to use mechanical counting devices </text:p>
      <text:p text:style-name="P1"><text:tab/>in the 1930's the telex machine is invented </text:p>
      <text:p text:style-name="P1"><text:tab/><text:tab/>a telegraph that you can connect a computor to </text:p>
      <text:p text:style-name="P1"><text:tab/><text:tab/></text:p>
      <text:p text:style-name="P1">Binary systems </text:p>
      <text:p text:style-name="P1"><text:tab/>using electricity</text:p>
      <text:p text:style-name="P1"><text:tab/>Bell Labratories – all over computing </text:p>
      <text:p text:style-name="P1"/>
      <text:p text:style-name="P1">Konrad Zuse</text:p>
      <text:p text:style-name="P1"><text:tab/>independently invents digital computor </text:p>
      <text:p text:style-name="P1"><text:tab/>looked more tech </text:p>
      <text:p text:style-name="P1"><text:tab/><text:tab/>big and extravagant, display of german intellegence </text:p>
      <text:p text:style-name="P1"/>
      <text:p text:style-name="P1">Alan Turning </text:p>
      <text:p text:style-name="P1"><text:tab/>WW2</text:p>
      <text:p text:style-name="P1"><text:tab/>code breaker of the british army</text:p>
      <text:p text:style-name="P1"><text:tab/>post war he was outed as a homosexual and he commited suicide </text:p>
      <text:p text:style-name="P1"><text:tab/>he developed a great deal of systems that we use today </text:p>
      <text:p text:style-name="P1"><text:tab/><text:tab/>like with A.I. <text:line-break/><text:tab/><text:tab/>There is no line drawn </text:p>
      <text:p text:style-name="P1"/>
      <text:p text:style-name="P1">ENIAC</text:p>
      <text:p text:style-name="P1"><text:tab/>During WW2 </text:p>
      <text:p text:style-name="P1"><text:tab/><text:tab/>using these programs to time artillery strikes </text:p>
      <text:p text:style-name="P1"/>
      <text:p text:style-name="P1"/>
      <text:p text:style-name="P1">Grow of net in 60's and 70's </text:p>
      <text:p text:style-name="P1"><text:tab/>DARPA</text:p>
      <text:p text:style-name="P1"><text:tab/><text:tab/>by 1984, private citizens can access this </text:p>
      <text:p text:style-name="P1"><text:tab/>No WWW yet </text:p>
      <text:p text:style-name="P1"><text:soft-page-break/><text:tab/>HTML does not exist yet </text:p>
      <text:p text:style-name="P1"><text:tab/></text:p>
      <text:p text:style-name="P1">The rate of data growth has gone through the roof </text:p>
      <text:p text:style-name="P1"><text:tab/>although we invented internet </text:p>
      <text:p text:style-name="P1"><text:tab/>our infestructure is dependent on it </text:p>
      <text:p text:style-name="P1"><text:tab/></text:p>
      <text:p text:style-name="P1">Bit is a single number</text:p>
      <text:p text:style-name="P1"><text:tab/>a Byte is eight numbers </text:p>
      <text:p text:style-name="P1"><text:tab/></text:p>
      <text:p text:style-name="P1">we have uneven connection of the internet </text:p>
      <text:p text:style-name="P1"><text:tab/>there are very destroyable places that are involved with the internet </text:p>
      <text:p text:style-name="P1"><text:tab/></text:p>
      <text:p text:style-name="P1">I CAN</text:p>
      <text:p text:style-name="P1"><text:tab/>they are paid and they attatch IP addresses to web pages</text:p>
      <text:p text:style-name="P1"><text:tab/>individual computors have I CAN </text:p>
      <text:p text:style-name="P1"><text:tab/></text:p>
      <text:p text:style-name="P1">The physical impact </text:p>
      <text:p text:style-name="P1"><text:tab/>the cloud is a metric shitload of servers </text:p>
      <text:p text:style-name="P1"><text:tab/></text:p>
      <text:p text:style-name="P1">we all think differently in terms of data </text:p>
      <text:p text:style-name="P1"><text:tab/>some people think a crate of files is a database </text:p>
      <text:p text:style-name="P1"/>
      <text:p text:style-name="P1">Digitizing is an act of transformation and creation </text:p>
      <text:p text:style-name="P1"><text:tab/>you have to make a lot a different choices this way </text:p>
      <text:p text:style-name="P1"/>
      <text:p text:style-name="P1">In humanities </text:p>
      <text:p text:style-name="P1"><text:tab/>even a national history is very intensive </text:p>
      <text:p text:style-name="P1"><text:tab/>this is more extensive </text:p>
      <text:p text:style-name="P1"><text:tab/><text:tab/>programmers dont see historical problems</text:p>
      <text:p text:style-name="P1"><text:tab/></text:p>
      <text:p text:style-name="P1">in the history of computing there is no base calculation error in modern computors </text:p>
      <text:p text:style-name="P1"><text:tab/></text:p>
      <text:p text:style-name="P1"/>
      <text:p text:style-name="P1">X = “hello world”</text:p>
      <text:p text:style-name="P1"/>
      <text:p text:style-name="P1">any time you use a \ - you mean to print the quoted text </text:p>
      <text:p text:style-name="P1"><text:tab/>print \ = \\</text:p>
      <text:p text:style-name="P1"/>
      <text:p text:style-name="P1">if X. len() &gt; 3 : </text:p>
      <text:p text:style-name="P1"><text:tab/>print (“steve”)</text:p>
      <text:p text:style-name="P1"/>
      <text:p text:style-name="P1">elif X.len() == 0 :</text:p>
      <text:p text:style-name="P1"><text:tab/>Print (“oh no he didn't”)</text:p>
      <text:p text:style-name="P1"/>
      <text:p text:style-name="P1">else : </text:p>
      <text:p text:style-name="P1"><text:tab/>print (“meow”)<text:tab/></text:p>
      <text:p text:style-name="P1"/>
      <text:p text:style-name="P1"/>
      <text:p text:style-name="Standard"><text:span text:style-name="T2">Indenting always shows that something is logically subordinated to something <text:tab/><text:tab/><text:tab/></text:span><text:soft-page-break/><text:span text:style-name="T2"><text:tab/>else </text:span></text:p>
      <text:p text:style-name="P1">there is a chance that we don't have the value of X</text:p>
      <text:p text:style-name="P1"><text:tab/>with “if” statements the : is very important </text:p>
      <text:p text:style-name="P1"><text:tab/>double equal signs are a big deal in the coding world - </text:p>
      <text:p text:style-name="P1"><text:tab/><text:tab/>= - telling it </text:p>
      <text:p text:style-name="P1"><text:tab/><text:tab/>== - asking it </text:p>
      <text:p text:style-name="P1"/>
      <text:p text:style-name="P1">looping </text:p>
      <text:p text:style-name="P1"><text:tab/>the while statement </text:p>
      <text:p text:style-name="P1"/>
      <text:p text:style-name="P1">x = 0</text:p>
      <text:p text:style-name="P1">while x is &lt;= 100: </text:p>
      <text:p text:style-name="P1"><text:tab/>print (x)</text:p>
      <text:p text:style-name="P1"><text:tab/>x=x+1</text:p>
      <text:p text:style-name="P1"><text:tab/>if y==7</text:p>
      <text:p text:style-name="P1"><text:tab/><text:tab/>break </text:p>
      <text:p text:style-name="P1">Infinate loop – you never meet the requirements </text:p>
      <text:p text:style-name="P1"><text:tab/></text:p>
      <text:p text:style-name="P1">x += 1 – X= x+1</text:p>
      <text:p text:style-name="P1"/>
      <text:p text:style-name="P1">y=7</text:p>
      <text:p text:style-name="P1">x=0</text:p>
      <text:p text:style-name="P1"/>
      <text:p text:style-name="P1">two variable types in codeing</text:p>
      <text:p text:style-name="P1"><text:tab/>Lists – arrays, - if you need to store a whole bunch of Data it could be a series of letters, <text:tab/>numbers, names, etc. </text:p>
      <text:p text:style-name="P1"><text:tab/><text:tab/>x = [1,2,14,32.125] – how you make a list </text:p>
      <text:p text:style-name="P1"><text:tab/><text:tab/>x.append (25)</text:p>
      <text:p text:style-name="P1"><text:tab/><text:tab/><text:tab/>print (x)</text:p>
      <text:p text:style-name="P1"><text:tab/><text:tab/>&gt;&gt;[1,2,14,32.125,25]</text:p>
      <text:p text:style-name="P1"><text:tab/><text:tab/>list begins at zero if your want </text:p>
      <text:p text:style-name="P1"><text:tab/><text:tab/>how to store a sieres of things<text:tab/></text:p>
      <text:p text:style-name="P1"><text:tab/><text:tab/>accessed through Indexs</text:p>
      <text:p text:style-name="P1"/>
      <text:p text:style-name="P1"><text:tab/>Dictionaries – an object, - where you store a single thing that has a bunch of stuff in it </text:p>
      <text:p text:style-name="P1"><text:tab/><text:tab/>like a roster of students with full information </text:p>
      <text:p text:style-name="P1"><text:tab/><text:tab/><text:tab/>it would be weird to store this in a list </text:p>
      <text:p text:style-name="P1"><text:tab/><text:tab/>allow you to store stuff inside the variable and look it up via dictionary lables </text:p>
      <text:p text:style-name="P1"><text:tab/><text:tab/><text:tab/>x = {</text:p>
      <text:p text:style-name="P1"><text:tab/><text:tab/><text:tab/>firstname : “dave”, </text:p>
      <text:p text:style-name="P1"><text:tab/><text:tab/><text:tab/>lastname : “thomas”</text:p>
      <text:p text:style-name="P1"><text:tab/><text:tab/>}</text:p>
      <text:p text:style-name="P1"><text:tab/><text:tab/>print (x[“firstname”])</text:p>
      <text:p text:style-name="P1"><text:tab/><text:tab/>Accessed by keywords </text:p>
      <text:p text:style-name="P1"/>
      <text:p text:style-name="P1"><text:tab/>Functions </text:p>
      <text:p text:style-name="P1"><text:tab/><text:tab/>allow you to make a brand new variable that takes variables and spits out a new one </text:p>
      <text:p text:style-name="P1"><text:tab/><text:tab/>you call the function elsewhere <text:tab/><text:tab/></text:p>
      <text:p text:style-name="P1"><text:tab/><text:tab/>this will take any text you give it </text:p>
      <text:p text:style-name="P1"><text:soft-page-break/><text:tab/><text:tab/>does not return a value, it prints and forgets <text:tab/><text:tab/></text:p>
      <text:p text:style-name="P1"/>
      <text:p text:style-name="P1"><text:tab/>def dave_rocks(some_text):</text:p>
      <text:p text:style-name="P1"><text:tab/><text:tab/>return some_text+ “dave_rocks” - if you dont tell it to print it wont </text:p>
      <text:p text:style-name="P1"><text:tab/><text:tab/></text:p>
      <text:p text:style-name="P1"><text:tab/><text:tab/>print(some_text + “ dave_rocks”)</text:p>
      <text:p text:style-name="P1"><text:tab/>x = dave_rocks(“dwayne the rock johnson”)</text:p>
      <text:p text:style-name="P1"/>
      <text:p text:style-name="P1"><text:tab/>or </text:p>
      <text:p text:style-name="P1"/>
      <text:p text:style-name="P1"><text:tab/>print (dave_rocks(“dwayne the rock johnson”))</text:p>
      <text:p text:style-name="P1"/>
      <text:p text:style-name="P1">DH – week 3</text:p>
      <text:p text:style-name="P1"/>
      <text:p text:style-name="P1"><text:tab/>Windows</text:p>
      <text:p text:style-name="P1"><text:tab/>Mac (OSX)</text:p>
      <text:p text:style-name="P1"><text:tab/>Linux</text:p>
      <text:p text:style-name="P1"><text:tab/>Unix – 1995 command line language (best at the time)</text:p>
      <text:p text:style-name="P1"><text:tab/><text:tab/>what all systems decend from </text:p>
      <text:p text:style-name="P1"><text:tab/><text:tab/></text:p>
      <text:p text:style-name="P1"><text:tab/>everyone could get access to this and mac built upon this </text:p>
      <text:p text:style-name="P1"><text:tab/><text:tab/>Unix was government run and in the 60's it was in rough shape with it's demographic</text:p>
      <text:p text:style-name="P1"><text:tab/><text:tab/></text:p>
      <text:p text:style-name="P1">there is still a great deal of sexism in this community </text:p>
      <text:p text:style-name="P1"><text:tab/>only recently has company diversity been stressed</text:p>
      <text:p text:style-name="P1"/>
      <text:p text:style-name="P1"><text:tab/>generally there is a fear of tech </text:p>
      <text:p text:style-name="P1"><text:tab/><text:tab/>im convined I said 'fuck this'</text:p>
      <text:p text:style-name="P1"><text:tab/></text:p>
      <text:p text:style-name="P1">there is a problem</text:p>
      <text:p text:style-name="P1"/>
      <text:p text:style-name="P1"/>
      <text:p text:style-name="P1">historical skills had nothing to do with it </text:p>
      <text:p text:style-name="P1"><text:tab/>it was all about how much one knew greek and latin</text:p>
      <text:p text:style-name="P1"/>
      <text:p text:style-name="P1">Lynda.com </text:p>
      <text:p text:style-name="P1"><text:tab/></text:p>
      <text:p text:style-name="P1">DH is more about public discourse </text:p>
      <text:p text:style-name="P1"><text:tab/>making sure one can build upon the program </text:p>
      <text:p text:style-name="P1"><text:tab/>publishing is putting the source code out in the open </text:p>
      <text:p text:style-name="P1"><text:tab/></text:p>
      <text:p text:style-name="P1"/>
      <text:p text:style-name="P1"><text:a xlink:type="simple" xlink:href="mailto:31673965+ernoah17@users.noreply.github.com">31673965+ernoah17@users.noreply.github.com</text:a></text:p>
      <text:p text:style-name="P1"/>
      <text:p text:style-name="P1">TXT. </text:p>
      <text:p text:style-name="P1"><text:tab/>You <text:s/>can open these and you can see the text that is there </text:p>
      <text:p text:style-name="P1"/>
      <text:p text:style-name="P2">I<text:span text:style-name="T3">m dave</text:span></text:p>
      <text:p text:style-name="P2"><text:span text:style-name="T3"><text:tab/>who are you </text:span></text:p>
      <text:p text:style-name="P2"><text:soft-page-break/><text:span text:style-name="T3">this is all on one line but there is a text editor that dictates the end of the line </text:span></text:p>
      <text:p text:style-name="P2"><text:span text:style-name="T3"><text:tab/>.csv – comma separated values </text:span></text:p>
      <text:p text:style-name="P2"><text:span text:style-name="T3"><text:tab/>if you make a csv file (a spread sheet)</text:span></text:p>
      <text:p text:style-name="P2"><text:span text:style-name="T3"><text:tab/><text:tab/>this needs to be uniform – the data has to be in place </text:span></text:p>
      <text:p text:style-name="P2"><text:span text:style-name="T3"><text:tab/><text:tab/></text:span></text:p>
      <text:p text:style-name="P2"><text:span text:style-name="T3">when you save files, never save it as a word doc </text:span></text:p>
      <text:p text:style-name="P2"><text:span text:style-name="T3"><text:tab/>when you make a spread sheet choose .csv – thats the only way you can turn it in</text:span></text:p>
      <text:p text:style-name="P2"><text:span text:style-name="T3"/></text:p>
      <text:p text:style-name="P2"><text:span text:style-name="T3">Program called pit </text:span></text:p>
      <text:p text:style-name="P2"><text:span text:style-name="T3"/></text:p>
      <text:p text:style-name="P2"><text:span text:style-name="T3">Internal Package manager </text:span></text:p>
      <text:p text:style-name="P2"><text:span text:style-name="T3"><text:tab/></text:span></text:p>
      <text:p text:style-name="P2"><text:span text:style-name="T3">how would someone know how to do any of this </text:span></text:p>
      <text:p text:style-name="P2"><text:span text:style-name="T3"><text:tab/></text:span></text:p>
      <text:p text:style-name="P2"><text:span text:style-name="T3">Florida Memory.com</text:span></text:p>
      <text:p text:style-name="P2"><text:span text:style-name="T3"><text:tab/></text:span></text:p>
      <text:p text:style-name="P2"><text:span text:style-name="T3"/></text:p>
      <text:p text:style-name="P2"><text:span text:style-name="T3">in four lines of code you can download an entire page</text:span></text:p>
      <text:p text:style-name="P2"><text:span text:style-name="T3"><text:tab/>and this can be useful for a number pf projects </text:span></text:p>
      <text:p text:style-name="P2"><text:span text:style-name="T3"/></text:p>
      <text:p text:style-name="P2"><text:span text:style-name="T3">coding is not the issue but when records are getting old </text:span></text:p>
      <text:p text:style-name="P2"><text:span text:style-name="T3"><text:tab/>you realize that they saved over the better data</text:span></text:p>
      <text:p text:style-name="P2"><text:span text:style-name="T3"><text:tab/><text:tab/>you use Github to manage all the files </text:span></text:p>
      <text:p text:style-name="P2"><text:span text:style-name="T3"><text:tab/>Atom is a plain text editor </text:span></text:p>
      <text:p text:style-name="P2"><text:span text:style-name="T3"><text:tab/><text:tab/>projects all in different folders </text:span></text:p>
      <text:p text:style-name="P2"><text:span text:style-name="T3">no folder within a folder </text:span></text:p>
      <text:p text:style-name="P2"><text:span text:style-name="T3"/></text:p>
      <text:p text:style-name="P2"><text:span text:style-name="T3">when making a repository </text:span></text:p>
      <text:p text:style-name="P2"><text:span text:style-name="T3"><text:tab/>you make commits – basic milstones of any git project </text:span></text:p>
      <text:p text:style-name="P2"><text:span text:style-name="T3"><text:tab/><text:tab/>the was a soft ware GIT – for tracking </text:span></text:p>
      <text:p text:style-name="P2"><text:span text:style-name="T3"><text:tab/><text:tab/><text:tab/>there are some that used the technology </text:span></text:p>
      <text:p text:style-name="P2"><text:span text:style-name="T3"/></text:p>
      <text:p text:style-name="P2"><text:span text:style-name="T3"><text:tab/><text:tab/><text:tab/>this is Github</text:span></text:p>
      <text:p text:style-name="P2"><text:span text:style-name="T3"/></text:p>
      <text:p text:style-name="P2"><text:span text:style-name="T3">When dealing with Github</text:span></text:p>
      <text:p text:style-name="P2"><text:span text:style-name="T3"><text:tab/>one project is a repository </text:span></text:p>
      <text:p text:style-name="P2"><text:span text:style-name="T3"><text:tab/></text:span></text:p>
      <text:p text:style-name="P2"><text:span text:style-name="T3">github server</text:span></text:p>
      <text:p text:style-name="P2"><text:span text:style-name="T3"/></text:p>
      <text:p text:style-name="P2"><text:span text:style-name="T3">your PC – readme.md file, </text:span></text:p>
      <text:p text:style-name="P2"><text:span text:style-name="T3"/></text:p>
      <text:p text:style-name="P2"><text:span text:style-name="T3">there are files that appear on both </text:span></text:p>
      <text:p text:style-name="P2"><text:span text:style-name="T3"><text:tab/>you have to at least make one commit </text:span></text:p>
      <text:p text:style-name="P2"><text:span text:style-name="T3"><text:tab/>this will send all the data on the file to the Github server </text:span></text:p>
      <text:p text:style-name="P2"><text:span text:style-name="T3"><text:tab/><text:tab/>you could have multiple people working on the project </text:span></text:p>
      <text:p text:style-name="P2"><text:span text:style-name="T3"><text:tab/>if someone looks at the project from another sever it will keep all the changes </text:span></text:p>
      <text:p text:style-name="P2"><text:span text:style-name="T3"><text:tab/><text:tab/></text:span></text:p>
      <text:p text:style-name="P2"><text:span text:style-name="T3">if two people correct the same line Github checks the files and chooses the right one</text:span></text:p>
      <text:p text:style-name="P2"><text:span text:style-name="T3"/></text:p>
      <text:p text:style-name="P2"><text:soft-page-break/><text:span text:style-name="T3"><text:tab/>it saves all of the edits made </text:span></text:p>
      <text:p text:style-name="P2"><text:span text:style-name="T3"><text:tab/><text:tab/>what gets published is what gets used in the systems </text:span></text:p>
      <text:p text:style-name="P2"><text:span text:style-name="T3"/></text:p>
      <text:p text:style-name="P2"><text:span text:style-name="T3">a lot of the data is generated by programmers who happen to be whites </text:span></text:p>
      <text:p text:style-name="P2"><text:span text:style-name="T3"><text:tab/>and this can be very bad for some programs </text:span></text:p>
      <text:p text:style-name="P2"><text:span text:style-name="T3"><text:tab/><text:tab/>facial recognition software </text:span></text:p>
      <text:p text:style-name="P2"><text:span text:style-name="T3"><text:tab/><text:tab/></text:span></text:p>
      <text:p text:style-name="P2"><text:span text:style-name="T3">all repositories have the url pattern – github.com/username/reponame</text:span></text:p>
      <text:p text:style-name="P2"><text:span text:style-name="T3"><text:tab/>repo = repository </text:span></text:p>
      <text:p text:style-name="P2"><text:span text:style-name="T3"/></text:p>
      <text:p text:style-name="P1">Prof. Thomas user name </text:p>
      <text:p text:style-name="P1"><text:tab/>the Portus </text:p>
      <text:p text:style-name="P1">if you you go to github.com/theportus </text:p>
      <text:p text:style-name="P1"><text:tab/><text:tab/>everyting will be there </text:p>
      <text:p text:style-name="P1"/>
      <text:p text:style-name="P1">gitclone and then the url</text:p>
      <text:p text:style-name="P1"/>
      <text:p text:style-name="P1"><text:tab/>this does not display a different branch</text:p>
      <text:p text:style-name="P1"><text:tab/><text:tab/>they switch out the files so it looks like the development version </text:p>
      <text:p text:style-name="P1"><text:tab/><text:tab/></text:p>
      <text:p text:style-name="P1">If you are using the wrong branch</text:p>
      <text:p text:style-name="P1"><text:tab/>the files will become harder to find and this can make it difficult 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9T18:25:39</meta:creation-date>
    <dc:date>2017-09-05T20:40:49</dc:date>
    <meta:editing-duration>PT2H47M55S</meta:editing-duration>
    <meta:editing-cycles>6</meta:editing-cycles>
    <meta:generator>OpenOffice.org/3.4.1$Unix OpenOffice.org_project/341m1$Build-9593</meta:generator>
    <meta:document-statistic meta:table-count="0" meta:image-count="0" meta:object-count="0" meta:page-count="7" meta:paragraph-count="256" meta:word-count="1427" meta:character-count="8075"/>
  </office:meta>
</office:document-meta>
</file>